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22de" officeooo:paragraph-rsid="001f22de"/>
    </style:style>
    <style:style style:name="P2" style:family="paragraph" style:parent-style-name="Standard">
      <style:text-properties officeooo:rsid="001f22de" officeooo:paragraph-rsid="001f22de" fo:background-color="#ffff00"/>
    </style:style>
    <style:style style:name="P3" style:family="paragraph" style:parent-style-name="Standard">
      <style:text-properties style:font-name="Liberation Serif" fo:font-size="12pt" fo:language="fr" fo:country="FR" fo:font-weight="normal" officeooo:rsid="0009bb58" officeooo:paragraph-rsid="001f22de" fo:background-color="transparent" style:font-size-asian="12pt" style:font-weight-asian="normal" style:font-size-complex="12pt" style:font-weight-complex="normal"/>
    </style:style>
    <style:style style:name="P4" style:family="paragraph" style:parent-style-name="Standard">
      <style:text-properties style:font-name="Liberation Serif" fo:font-size="12pt" fo:language="fr" fo:country="FR" fo:font-weight="normal" officeooo:rsid="0009bb58" officeooo:paragraph-rsid="001f22de" fo:background-color="#ff0000" style:font-size-asian="12pt" style:font-weight-asian="normal" style:font-size-complex="12pt" style:font-weight-complex="normal"/>
    </style:style>
    <style:style style:name="P5" style:family="paragraph" style:parent-style-name="Standard">
      <style:text-properties officeooo:rsid="001f22de" officeooo:paragraph-rsid="001f22de" fo:background-color="#ff0000"/>
    </style:style>
    <style:style style:name="P6" style:family="paragraph" style:parent-style-name="Standard">
      <style:text-properties fo:font-weight="bold" officeooo:rsid="001f22de" officeooo:paragraph-rsid="001f22de" fo:background-color="#ffff00" style:font-weight-asian="bold" style:font-weight-complex="bold"/>
    </style:style>
    <style:style style:name="P7" style:family="paragraph" style:parent-style-name="Standard">
      <style:text-properties fo:font-weight="bold" officeooo:rsid="00232e0b" officeooo:paragraph-rsid="00232e0b" fo:background-color="#ffff00" style:font-weight-asian="bold" style:font-weight-complex="bold"/>
    </style:style>
    <style:style style:name="P8" style:family="paragraph" style:parent-style-name="Standard">
      <style:text-properties fo:font-weight="bold" officeooo:rsid="001f22de" officeooo:paragraph-rsid="001f22de" style:font-weight-asian="bold" style:font-weight-complex="bold"/>
    </style:style>
    <style:style style:name="P9" style:family="paragraph" style:parent-style-name="Standard">
      <style:text-properties fo:font-weight="bold" officeooo:rsid="001f22de" officeooo:paragraph-rsid="001f284c" style:font-weight-asian="bold" style:font-weight-complex="bold"/>
    </style:style>
    <style:style style:name="P10" style:family="paragraph" style:parent-style-name="Standard">
      <style:text-properties fo:font-weight="bold" officeooo:rsid="001f284c" officeooo:paragraph-rsid="001f284c" style:font-weight-asian="bold" style:font-weight-complex="bold"/>
    </style:style>
    <style:style style:name="P11" style:family="paragraph" style:parent-style-name="Standard">
      <style:text-properties fo:font-weight="bold" officeooo:rsid="0022c723" officeooo:paragraph-rsid="0022c723" style:font-weight-asian="bold" style:font-weight-complex="bold"/>
    </style:style>
    <style:style style:name="P12" style:family="paragraph" style:parent-style-name="Standard">
      <style:text-properties fo:font-weight="bold" officeooo:rsid="00232e0b" officeooo:paragraph-rsid="00232e0b" style:font-weight-asian="bold" style:font-weight-complex="bold"/>
    </style:style>
    <style:style style:name="P13" style:family="paragraph" style:parent-style-name="Standard">
      <style:text-properties fo:font-weight="normal" officeooo:rsid="001f284c" officeooo:paragraph-rsid="001f284c" style:font-weight-asian="normal" style:font-weight-complex="normal"/>
    </style:style>
    <style:style style:name="P14" style:family="paragraph" style:parent-style-name="Standard">
      <style:paragraph-properties fo:text-align="center" style:justify-single-word="false"/>
      <style:text-properties fo:font-weight="normal" officeooo:rsid="001f284c" officeooo:paragraph-rsid="001f284c" style:font-weight-asian="normal" style:font-weight-complex="normal"/>
    </style:style>
    <style:style style:name="P15" style:family="paragraph" style:parent-style-name="Standard">
      <style:text-properties fo:font-weight="normal" officeooo:rsid="0022c723" officeooo:paragraph-rsid="0022c723" style:font-weight-asian="normal" style:font-weight-complex="normal"/>
    </style:style>
    <style:style style:name="P16" style:family="paragraph" style:parent-style-name="Standard">
      <style:text-properties fo:font-weight="normal" officeooo:rsid="00232e0b" officeooo:paragraph-rsid="00232e0b" style:font-weight-asian="normal" style:font-weight-complex="normal"/>
    </style:style>
    <style:style style:name="P17" style:family="paragraph" style:parent-style-name="Standard" style:list-style-name="L1">
      <style:text-properties officeooo:rsid="001f284c" officeooo:paragraph-rsid="001f284c"/>
    </style:style>
    <style:style style:name="P18" style:family="paragraph" style:parent-style-name="Standard" style:list-style-name="L1">
      <style:text-properties officeooo:paragraph-rsid="001f284c"/>
    </style:style>
    <style:style style:name="P19" style:family="paragraph" style:parent-style-name="Standard" style:list-style-name="L1">
      <style:text-properties officeooo:rsid="0022c723" officeooo:paragraph-rsid="0022c723"/>
    </style:style>
    <style:style style:name="P20" style:family="paragraph" style:parent-style-name="Standard">
      <style:text-properties officeooo:rsid="0022c723" officeooo:paragraph-rsid="0022c723"/>
    </style:style>
    <style:style style:name="P21" style:family="paragraph" style:parent-style-name="Standard" style:list-style-name="L2">
      <style:text-properties officeooo:paragraph-rsid="0022c723"/>
    </style:style>
    <style:style style:name="P22" style:family="paragraph" style:parent-style-name="Standard">
      <style:text-properties officeooo:paragraph-rsid="0022c723"/>
    </style:style>
    <style:style style:name="P23" style:family="paragraph" style:parent-style-name="Standard" style:list-style-name="L2">
      <style:text-properties officeooo:rsid="00232e0b" officeooo:paragraph-rsid="00232e0b"/>
    </style:style>
    <style:style style:name="T1" style:family="text">
      <style:text-properties style:font-name="Liberation Serif" fo:font-size="12pt" fo:language="fr" fo:country="FR" fo:font-weight="normal" fo:background-color="transparent" loext:char-shading-value="0" style:font-size-asian="12pt" style:font-weight-asian="normal" style:font-size-complex="12pt" style:font-weight-complex="normal"/>
    </style:style>
    <style:style style:name="T2" style:family="text">
      <style:text-properties style:font-name="Liberation Serif" fo:font-size="12pt" fo:language="fr" fo:country="FR" fo:font-weight="normal" officeooo:rsid="001ce0d3" fo:background-color="transparent" loext:char-shading-value="0" style:font-size-asian="12pt" style:font-weight-asian="normal" style:font-size-complex="12pt" style:font-weight-complex="normal"/>
    </style:style>
    <style:style style:name="T3" style:family="text">
      <style:text-properties style:font-name="Liberation Serif" fo:font-size="12pt" fo:language="fr" fo:country="FR" fo:font-weight="normal" officeooo:rsid="001f284c" fo:background-color="transparent" loext:char-shading-value="0" style:font-size-asian="12pt" style:font-weight-asian="normal" style:font-size-complex="12pt" style:font-weight-complex="normal"/>
    </style:style>
    <style:style style:name="T4" style:family="text">
      <style:text-properties style:font-name="Liberation Serif" fo:font-size="12pt" fo:language="fr" fo:country="FR" fo:font-weight="normal" officeooo:rsid="00210506" fo:background-color="transparent" loext:char-shading-value="0" style:font-size-asian="12pt" style:font-weight-asian="normal" style:font-size-complex="12pt" style:font-weight-complex="normal"/>
    </style:style>
    <style:style style:name="T5" style:family="text">
      <style:text-properties style:font-name="Liberation Serif" fo:font-size="12pt" fo:language="fr" fo:country="FR" fo:font-weight="normal" officeooo:rsid="0022c723" fo:background-color="transparent" loext:char-shading-value="0" style:font-size-asian="12pt" style:font-weight-asian="normal" style:font-size-complex="12pt" style:font-weight-complex="normal"/>
    </style:style>
    <style:style style:name="T6" style:family="text">
      <style:text-properties style:font-name="Liberation Serif" fo:font-size="12pt" fo:language="fr" fo:country="FR" fo:font-weight="normal" officeooo:rsid="001ce0d3" fo:background-color="#00cc33" loext:char-shading-value="0" style:font-size-asian="12pt" style:font-weight-asian="normal" style:font-size-complex="12pt" style:font-weight-complex="normal"/>
    </style:style>
    <style:style style:name="T7" style:family="text">
      <style:text-properties style:font-name="Liberation Serif" fo:font-size="12pt" fo:language="fr" fo:country="FR" fo:font-weight="normal" officeooo:rsid="001ce0d3" fo:background-color="#ff00cc" loext:char-shading-value="0" style:font-size-asian="12pt" style:font-weight-asian="normal" style:font-size-complex="12pt" style:font-weight-complex="normal"/>
    </style:style>
    <style:style style:name="T8" style:family="text">
      <style:text-properties style:font-name="Liberation Serif" fo:font-size="12pt" fo:language="fr" fo:country="FR" fo:background-color="transparent" loext:char-shading-value="0" style:font-size-asian="12pt" style:font-size-complex="12pt"/>
    </style:style>
    <style:style style:name="T9" style:family="text">
      <style:text-properties style:font-name="Liberation Serif" fo:font-size="12pt" fo:language="fr" fo:country="FR" officeooo:rsid="00245a91" fo:background-color="transparent" loext:char-shading-value="0" style:font-size-asian="12pt" style:font-size-complex="12pt"/>
    </style:style>
    <style:style style:name="T10" style:family="text">
      <style:text-properties style:font-name="Liberation Serif" fo:font-size="12pt" fo:language="fr" fo:country="FR" fo:background-color="#ff3300" loext:char-shading-value="0" style:font-size-asian="12pt" style:font-size-complex="12pt"/>
    </style:style>
    <style:style style:name="T11" style:family="text">
      <style:text-properties style:font-name="Liberation Serif" fo:font-size="12pt" fo:language="fr" fo:country="FR" fo:font-weight="bold" fo:background-color="transparent" loext:char-shading-value="0" style:font-size-asian="12pt" style:font-weight-asian="bold" style:font-size-complex="12pt" style:font-weight-complex="bold"/>
    </style:style>
    <style:style style:name="T12" style:family="text">
      <style:text-properties fo:background-color="#00ffff" loext:char-shading-value="0"/>
    </style:style>
    <style:style style:name="T13" style:family="text">
      <style:text-properties officeooo:rsid="001f22de" fo:background-color="#00ffff"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aut mentionner que les expérimentation sont faites sur des disques flash (SSD) et sur des données de google collectées sur 10 ans. Et bien présenter les differents types de disques sur lesquels on eté faites les expermientations.</text:p>
      <text:p text:style-name="P2"/>
      <text:p text:style-name="P7">MLC : Multiple level cell (plusieurs bits par cellule).</text:p>
      <text:p text:style-name="P7">SLC : Single level cell (un seul bit par cellule).</text:p>
      <text:p text:style-name="P2"/>
      <text:p text:style-name="P5">ECC : code correcteur d'erreurs</text:p>
      <text:p text:style-name="P2"/>
      <text:p text:style-name="P4">Raw bit error rates (RBER)</text:p>
      <text:p text:style-name="P3"><text:span text:style-name="T13">Est l</text:span><text:span text:style-name="T12">a mesure standard pour évaluer la fiabilité du flash, </text:span><text:span text:style-name="T13">c'est</text:span><text:span text:style-name="T12"> le taux brut d'erreur binaire (RBER) d'un l</text:span><text:span text:style-name="T13">disque</text:span><text:span text:style-name="T12">, défini comme le nombre de bits corrompus par nombre de bits lus.</text:span></text:p>
      <text:p text:style-name="P2"/>
      <text:p text:style-name="P1"/>
      <text:p text:style-name="P1"><text:span text:style-name="T1"/></text:p>
      <text:p text:style-name="P6"><text:span text:style-name="T8">1/ Le facteur </text:span><text:span text:style-name="T10">Wear_out : usure</text:span><text:span text:style-name="T8"> </text:span></text:p>
      <text:p text:style-name="P1"><text:span text:style-name="T1"/></text:p>
      <text:p text:style-name="P1"><text:span text:style-name="T1">RBER en fonction du PE cycle ( </text:span><text:span text:style-name="T2">l'usure des cycles d'effacement du programme</text:span><text:span text:style-name="T1">) : Plus un disque est utilisé plus il est usé et plus le taux de RBER est grand (c'est à dire qu'on croise beaucoup plus d'erreurs). C'est une augmentation linéaire.</text:span></text:p>
      <text:p text:style-name="P1"><text:span text:style-name="T1"/></text:p>
      <text:p text:style-name="P1"><text:span text:style-name="T1">1- RBER en fonction du wear_out : Une croissance linéaire.</text:span></text:p>
      <text:p text:style-name="P1"><text:span text:style-name="T1">2- le taux de croissance est different selon les modeles.</text:span></text:p>
      <text:p text:style-name="P1"><text:span text:style-name="T1">3- Lest tests en laboratoire different des tests sur le terrain. En laboratoire on fait en sorte d'user rapidement les disques alors que sur le terrain les disques ont une durée de vie plus longue.</text:span></text:p>
      <text:p text:style-name="P1"><text:span text:style-name="T1"/></text:p>
      <text:p text:style-name="P1"><text:span text:style-name="T11">2/ Le facteur Age : <text:s/></text:span><text:span text:style-name="T6">c'est-à-dire le nombre de mois qu'un dispositif a été dans le domaine, indépendamment des cycles PE</text:span><text:span text:style-name="T2">.</text:span></text:p>
      <text:p text:style-name="P1"><text:span text:style-name="T2"/></text:p>
      <text:p text:style-name="P1"><text:span text:style-name="T2">P</text:span><text:span text:style-name="T1">lus le disque est vieux plus il fait d'erreurs (constat d'une augmentation du taux du RBER).</text:span></text:p>
      <text:p text:style-name="P8"><text:span text:style-name="T8"/></text:p>
      <text:p text:style-name="P9"><text:span text:style-name="T8">3/ </text:span><text:span text:style-name="T9">Le facteur </text:span><text:span text:style-name="T8">Charge de travail : </text:span><text:span text:style-name="T7">Charge de travail, mesurée par le nombre d'opérations de lecture, d'écriture et d'effacement</text:span><text:span text:style-name="T2">.</text:span></text:p>
      <text:p text:style-name="P9"><text:span text:style-name="T2"/></text:p>
      <text:p text:style-name="P10"><text:span text:style-name="T2">L</text:span><text:span text:style-name="T1">ecture perturbée affectent beaucoup plus le taux de RBER pour certains disques.</text:span></text:p>
      <text:p text:style-name="P10"><text:span text:style-name="T1"/></text:p>
      <text:p text:style-name="P10"><text:span text:style-name="T8">4/ </text:span><text:span text:style-name="T9">Le facteur </text:span><text:span text:style-name="T8">Lithographie : </text:span></text:p>
      <text:p text:style-name="P10"><text:span text:style-name="T8"/></text:p>
      <text:p text:style-name="P13"><text:span text:style-name="T8">Une petite lithographie implique un grand taux de RBER.</text:span></text:p>
      <text:p text:style-name="P13"><text:span text:style-name="T8"/></text:p>
      <text:p text:style-name="P13"><text:span text:style-name="T8"/></text:p>
      <text:p text:style-name="P14"><text:span text:style-name="T8">----------------------------------------------------------------</text:span></text:p>
      <text:p text:style-name="P14"><text:span text:style-name="T8"/></text:p>
      <text:p text:style-name="P13"><text:span text:style-name="T8">Il y'a une forte corrélation entre ces 4 facteurs et le taux brut d'erreur binaire (RBER).</text:span></text:p>
      <text:p text:style-name="P13"><text:span text:style-name="T8">Mais il n'y a pas de forte corrélation entre RBER et les erreurs corrigibles.</text:span></text:p>
      <text:p text:style-name="P13"><text:span text:style-name="T8"/></text:p>
      <text:p text:style-name="P13"><text:span text:style-name="T8"/></text:p>
      <text:p text:style-name="P13"><text:span text:style-name="T8">Il est difficile de prédire les taux de RBER en se basant sur les tests fait en laboratoire. Ils ont observé que les taux de RBER prédits par les tests de laboratoire sont differents des taux qu'on observe sur le terrain.</text:span></text:p>
      <text:p text:style-name="P13"><text:span text:style-name="T8"/></text:p>
      <text:p text:style-name="P13"><text:span text:style-name="T8"/></text:p>
      <text:p text:style-name="P13"><text:soft-page-break/><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0"><text:span text:style-name="T8">Bad blocks : </text:span></text:p>
      <text:p text:style-name="P13"><text:span text:style-name="T8"/></text:p>
      <text:p text:style-name="P13"><text:span text:style-name="T8">Un BB est une case memoire ou une erreur a été detectée.</text:span></text:p>
      <text:p text:style-name="P13"><text:span text:style-name="T8"><text:s/>Si on a <text:s/>2 à 4 <text:s/>bad blocks sur une puce ça veut dire qu'on 50 % de chance d'avoir de nouveaux bad blocks.</text:span></text:p>
      <text:p text:style-name="P13"><text:span text:style-name="T8"/></text:p>
      <text:p text:style-name="P10"><text:span text:style-name="T8">Bad chips :</text:span></text:p>
      <text:p text:style-name="P13"><text:span text:style-name="T8"/></text:p>
      <text:p text:style-name="P13"><text:span text:style-name="T8">Chip : puce</text:span></text:p>
      <text:p text:style-name="P13"><text:span text:style-name="T8"/></text:p>
      <text:list xml:id="list2631085480403219174" text:style-name="L1">
        <text:list-item>
          <text:p text:style-name="P18"><text:span text:style-name="T3">On </text:span><text:span text:style-name="T4">considère</text:span><text:span text:style-name="T3"> qu'une puce a échoué si plus de 5 % de ses blocks ont échoué</text:span></text:p>
        </text:list-item>
        <text:list-item>
          <text:p text:style-name="P17"><text:span text:style-name="T1">Les disques </text:span><text:span text:style-name="T4">peuvent</text:span><text:span text:style-name="T1"> </text:span><text:span text:style-name="T4">tolérer</text:span><text:span text:style-name="T1"> les erreurs parce qu’ils ont des puces de rechange. Ou bien on </text:span><text:span text:style-name="T4">enlève</text:span><text:span text:style-name="T1"> la puce affectée et le disque continue de fonctionner sans cette puce mais </text:span><text:span text:style-name="T4">avec</text:span><text:span text:style-name="T1"> une capacité réduite.</text:span></text:p>
        </text:list-item>
        <text:list-item>
          <text:p text:style-name="P19"><text:span text:style-name="T1">Durant les études il a été constaté que 2/3 de bad chips n'ont pas respecté les spécifications du vendeur et dépassent 5 % des blocks échoués (Alors qu'ils sont sensé ne pas dépasser plus de 2 % de blocks echoués).</text:span></text:p>
        </text:list-item>
      </text:list>
      <text:p text:style-name="P20"><text:span text:style-name="T1"/></text:p>
      <text:p text:style-name="P11"><text:span text:style-name="T8">Réparation et séparation </text:span></text:p>
      <text:p text:style-name="P13"><text:span text:style-name="T8"/></text:p>
      <text:list xml:id="list2633698989447029271" text:style-name="L2">
        <text:list-item>
          <text:p text:style-name="P21"><text:span text:style-name="T5">Les disques flash SLC C et SLC <text:s/>B sont partis en réparation plus souvent que les autres disques.</text:span></text:p>
        </text:list-item>
      </text:list>
      <text:p text:style-name="P15"><text:span text:style-name="T8"/></text:p>
      <text:list xml:id="list222744645600097" text:continue-numbering="true" text:style-name="L2">
        <text:list-item>
          <text:p text:style-name="P21"><text:span text:style-name="T5">96 % des disques flash sont partis au moins une fois en réparation lors de leur exploitation.</text:span></text:p>
        </text:list-item>
      </text:list>
      <text:p text:style-name="P15"><text:span text:style-name="T8"/></text:p>
      <text:list xml:id="list222745727985037" text:continue-numbering="true" text:style-name="L2">
        <text:list-item>
          <text:p text:style-name="P21"><text:span text:style-name="T5">MLC B et SLC B sont a 10 % de taux de remplacement qui est plus que les autres modèles qui tournent autour de 5 % de taux de remplacement.</text:span></text:p>
        </text:list-item>
      </text:list>
      <text:p text:style-name="P22"><text:span text:style-name="T5"/></text:p>
      <text:list xml:id="list222746235660928" text:continue-numbering="true" text:style-name="L2">
        <text:list-item>
          <text:p text:style-name="P23"><text:span text:style-name="T5">L</text:span><text:span text:style-name="T1">es disques flash SLC ont une magnitude d'erreur plus petite que les autres modeles mais sont remplacées plus souvent MAIS qui ne les avantage pas et ne les rends pas plus fiables que les MLC ou les autres modeles. </text:span></text:p>
        </text:list-item>
      </text:list>
      <text:p text:style-name="P15"><text:span text:style-name="T8"/></text:p>
      <text:p text:style-name="P12"><text:span text:style-name="T8">Comparaison entre les SSD (disques flash) et HDD (disque dur clasique) </text:span></text:p>
      <text:p text:style-name="P13"><text:span text:style-name="T8"/></text:p>
      <text:p text:style-name="P16"><text:span text:style-name="T8">Les disques flash ont un taux de remplacement plus faible que les disques durs classiques mais ont un taux d'erreur incorrigible plus grand que les disques durs classiq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5T21:13:06.773501623</meta:creation-date>
    <dc:date>2017-01-05T22:27:44.182183429</dc:date>
    <meta:editing-duration>PT10M36S</meta:editing-duration>
    <meta:editing-cycles>3</meta:editing-cycles>
    <meta:generator>LibreOffice/5.0.6.2$Linux_X86_64 LibreOffice_project/00m0$Build-2</meta:generator>
    <meta:document-statistic meta:table-count="0" meta:image-count="0" meta:object-count="0" meta:page-count="2" meta:paragraph-count="36" meta:word-count="644" meta:character-count="3612" meta:non-whitespace-character-count="3000"/>
  </office:meta>
</office:document-meta>
</file>